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159cm" svg:x="15.097cm" svg:y="5.318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032cm" svg:x="9.255cm" svg:y="5.445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524cm" svg:x="3.032cm" svg:y="2.397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1.651cm" svg:x="3.159cm" svg:y="5.445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2.032cm" svg:x="3.032cm" svg:y="7.731cm">
          <text:p text:style-name="P1">View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77cm" svg:y1="3.159cm" svg:x2="9.255cm" svg:y2="6.08cm">
          <text:p/>
        </draw:line>
        <draw:line draw:style-name="gr2" draw:text-style-name="P1" draw:layer="layout" svg:x1="7.35cm" svg:y1="5.953cm" svg:x2="9.255cm" svg:y2="6.588cm">
          <text:p/>
        </draw:line>
        <draw:line draw:style-name="gr2" draw:text-style-name="P1" draw:layer="layout" svg:x1="7.35cm" svg:y1="8.874cm" svg:x2="9.255cm" svg:y2="6.842cm">
          <text:p/>
        </draw:line>
        <draw:line draw:style-name="gr2" draw:text-style-name="P1" draw:layer="layout" svg:x1="14.081cm" svg:y1="6.461cm" svg:x2="15.183cm" svg:y2="6.3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6T13:01:59.59</meta:creation-date>
    <dc:date>2012-07-06T13:18:13.79</dc:date>
    <meta:editing-duration>P0D</meta:editing-duration>
    <meta:editing-cycles>1</meta:editing-cycles>
    <meta:document-statistic meta:object-count="9"/>
    <meta:generator>LibreOffice/3.5$Windows_x86 LibreOffice_project/235ab8a-3802056-4a8fed3-2d66ea8-e241b80</meta:generator>
  </office:meta>
</office:document-meta>
</file>